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er.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inter.break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inter.leave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nter.getNex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er.setNextIndent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inter.printSpa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inter.flu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nter.flushLine( boolean preserv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nter.printText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inter.breakLine( boolean preserv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er.printText( char [ ] chars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inter.un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inter.printText( String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inter.enter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nter.printText( StringBuffer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inter.setThisIndent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inter.Printer( Writer writer , Output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nte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